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andom" form:control-implementation="ooo:com.sun.star.form.component.CommandButton" xml:id="control1" form:id="control1" form:label="Random 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2.random_weight?language=Basic&amp;location=application" xlink:type="simple"/>
              </office:event-listeners>
            </form:button>
            <form:button form:name="ambil_data" form:control-implementation="ooo:com.sun.star.form.component.CommandButton" xml:id="control2" form:id="control2" form:label="Ambil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2.cuplik_data?language=Basic&amp;location=application" xlink:type="simple"/>
              </office:event-listeners>
            </form:button>
            <form:button form:name="aktivasi" form:control-implementation="ooo:com.sun.star.form.component.CommandButton" xml:id="control3" form:id="control3" form:label="sigmoid =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2.activate?language=Basic&amp;location=application" xlink:type="simple"/>
              </office:event-listeners>
            </form:button>
            <form:button form:name="forward" form:control-implementation="ooo:com.sun.star.form.component.CommandButton" xml:id="control4" form:id="control4" form:label="Forwar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2.Forward?language=Basic&amp;location=application" xlink:type="simple"/>
              </office:event-listeners>
            </form:button>
            <form:button form:name="backward" form:control-implementation="ooo:com.sun.star.form.component.CommandButton" xml:id="control5" form:id="control5" form:label="Backwar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2.Backward?language=Basic&amp;location=application" xlink:type="simple"/>
              </office:event-listeners>
            </form:button>
            <form:button form:name="learn" form:control-implementation="ooo:com.sun.star.form.component.CommandButton" xml:id="control6" form:id="control6" form:label="Belaj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2.learn?language=Basic&amp;location=application" xlink:type="simple"/>
              </office:event-listeners>
            </form:button>
            <form:button form:name="test" form:control-implementation="ooo:com.sun.star.form.component.CommandButton" xml:id="control7" form:id="control7" form:label="t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2.coba?language=Basic&amp;location=application" xlink:type="simple"/>
              </office:event-listeners>
            </form:button>
            <form:button form:name="clear" form:control-implementation="ooo:com.sun.star.form.component.CommandButton" xml:id="control8" form:id="control8" form:label="clear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2.cleardata?language=Basic&amp;location=application" xlink:type="simple"/>
              </office:event-listeners>
            </form:button>
          </form:form>
        </office:forms>
        <table:shapes>
          <draw:control draw:z-index="0" draw:text-style-name="P1" svg:width="60.09pt" svg:height="12.81pt" svg:x="1.56pt" svg:y="140.06pt" draw:control="control1"/>
          <draw:control draw:z-index="1" draw:text-style-name="P1" svg:width="60.09pt" svg:height="12.81pt" svg:x="67.12pt" svg:y="140.03pt" draw:control="control2"/>
          <draw:control draw:z-index="2" draw:text-style-name="P1" svg:width="60.09pt" svg:height="12.81pt" svg:x="133.23pt" svg:y="139.32pt" draw:control="control3"/>
          <draw:control draw:z-index="3" draw:text-style-name="P1" svg:width="60.09pt" svg:height="12.81pt" svg:x="0.03pt" svg:y="157.07pt" draw:control="control4"/>
          <draw:control draw:z-index="4" draw:text-style-name="P1" svg:width="60.09pt" svg:height="12.81pt" svg:x="65.59pt" svg:y="157.04pt" draw:control="control5"/>
          <draw:control draw:z-index="5" draw:text-style-name="P1" svg:width="60.09pt" svg:height="12.81pt" svg:x="131.7pt" svg:y="156.33pt" draw:control="control6"/>
          <draw:control draw:z-index="6" draw:text-style-name="P1" svg:width="60.09pt" svg:height="12.81pt" svg:x="0pt" svg:y="192.16pt" draw:control="control7"/>
          <draw:control draw:z-index="7" draw:text-style-name="P1" svg:width="60.09pt" svg:height="12.81pt" svg:x="65.85pt" svg:y="192.76pt" draw:control="control8"/>
          <draw:frame draw:z-index="8" draw:style-name="gr1" draw:text-style-name="P2" svg:width="453.46pt" svg:height="255.26pt" svg:x="323.12pt" svg:y="242.45pt">
            <draw:object draw:notify-on-update-of-ranges="Sheet1.O3:Sheet1.O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ce3" office:value-type="string" calcext:value-type="string" table:number-columns-spanned="3" table:number-rows-spanned="1">
            <text:p>Input</text:p>
          </table:table-cell>
          <table:covered-table-cell table:number-columns-repeated="2" table:style-name="ce4"/>
          <table:table-cell table:style-name="ce2" office:value-type="float" office:value="0" calcext:value-type="float" table:number-columns-spanned="1" table:number-rows-spanned="2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2" table:number-rows-spanned="1">
            <text:p>input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3" office:value-type="string" calcext:value-type="string" table:number-columns-spanned="2" table:number-rows-spanned="1">
            <text:p>hidden</text:p>
          </table:table-cell>
          <table:covered-table-cell table:style-name="ce4"/>
          <table:table-cell table:style-name="ce4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covered-table-cell table:style-name="ce4"/>
          <table:table-cell/>
          <table:table-cell table:style-name="ce5"/>
          <table:table-cell table:style-name="ce4" office:value-type="string" calcext:value-type="string">
            <text:p>data</text:p>
          </table:table-cell>
          <table:table-cell table:style-name="ce5"/>
          <table:table-cell table:style-name="ce4" office:value-type="string" calcext:value-type="string">
            <text:p>sigma</text:p>
          </table:table-cell>
          <table:table-cell table:style-name="ce4" office:value-type="string" calcext:value-type="string">
            <text:p>aktifasi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aktifasi</text:p>
          </table:table-cell>
          <table:table-cell table:number-columns-repeated="1012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0</text:p>
          </table:table-cell>
          <table:table-cell table:style-name="ce4" office:value-type="float" office:value="37.0178597765321" calcext:value-type="float">
            <text:p>37.01785977653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6.6631396336769" calcext:value-type="float">
            <text:p>56.6631396336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1</text:p>
          </table:table-cell>
          <table:table-cell table:style-name="ce4" office:value-type="float" office:value="35.7228162676107" calcext:value-type="float">
            <text:p>35.722816267610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2</text:p>
          </table:table-cell>
          <table:table-cell table:style-name="ce4" office:value-type="float" office:value="34.8106171774493" calcext:value-type="float">
            <text:p>34.810617177449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4" table:number-rows-spanned="1">
            <text:p>weight input to hidden</text:p>
          </table:table-cell>
          <table:covered-table-cell table:number-columns-repeated="3" table:style-name="ce4"/>
          <table:table-cell table:number-columns-repeated="5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5"/>
          <table:table-cell table:style-name="ce4" office:value-type="string" calcext:value-type="string">
            <text:p>h0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 office:value-type="float" office:value="36.9507395469807" calcext:value-type="float">
            <text:p>36.9507395469807</text:p>
          </table:table-cell>
          <table:table-cell table:style-name="ce4" office:value-type="float" office:value="37.3239231946362" calcext:value-type="float">
            <text:p>37.3239231946362</text:p>
          </table:table-cell>
          <table:table-cell table:style-name="ce4" office:value-type="float" office:value="36.9596391414375" calcext:value-type="float">
            <text:p>36.9596391414375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4" office:value-type="float" office:value="30.2701689885131" calcext:value-type="float">
            <text:p>30.2701689885131</text:p>
          </table:table-cell>
          <table:table-cell table:style-name="ce4" office:value-type="float" office:value="29.6281036042549" calcext:value-type="float">
            <text:p>29.6281036042549</text:p>
          </table:table-cell>
          <table:table-cell table:style-name="ce4" office:value-type="float" office:value="29.4761028722332" calcext:value-type="float">
            <text:p>29.4761028722332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string" calcext:value-type="string">
            <text:p>c</text:p>
          </table:table-cell>
          <table:table-cell table:style-name="ce4" office:value-type="float" office:value="30.526269797385" calcext:value-type="float">
            <text:p>30.526269797385</text:p>
          </table:table-cell>
          <table:table-cell table:style-name="ce4" office:value-type="float" office:value="29.6458159654647" calcext:value-type="float">
            <text:p>29.6458159654647</text:p>
          </table:table-cell>
          <table:table-cell table:style-name="ce4" office:value-type="float" office:value="29.27836721236" calcext:value-type="float">
            <text:p>29.27836721236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bias</text:p>
          </table:table-cell>
          <table:table-cell table:style-name="ce4" office:value-type="float" office:value="37.0178597765321" calcext:value-type="float">
            <text:p>37.0178597765321</text:p>
          </table:table-cell>
          <table:table-cell table:style-name="ce4" office:value-type="float" office:value="35.7228162676107" calcext:value-type="float">
            <text:p>35.7228162676107</text:p>
          </table:table-cell>
          <table:table-cell table:style-name="ce4" office:value-type="float" office:value="34.8106171774493" calcext:value-type="float">
            <text:p>34.8106171774493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weight hidden to output</text:p>
          </table:table-cell>
          <table:covered-table-cell table:style-name="ce4"/>
          <table:table-cell/>
          <table:table-cell table:style-name="ce3" office:value-type="string" calcext:value-type="string" table:number-columns-spanned="2" table:number-rows-spanned="1">
            <text:p>error hidden</text:p>
          </table:table-cell>
          <table:covered-table-cell table:style-name="ce4"/>
          <table:table-cell table:number-columns-repeated="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4.9157398333338" calcext:value-type="float">
            <text:p>14.9157398333338</text:p>
          </table:table-cell>
          <table:table-cell/>
          <table:table-cell table:style-name="ce4" office:value-type="string" calcext:value-type="string">
            <text:p>h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4" office:value-type="float" office:value="13.5839060282885" calcext:value-type="float">
            <text:p>13.5839060282885</text:p>
          </table:table-cell>
          <table:table-cell/>
          <table:table-cell table:style-name="ce4" office:value-type="string" calcext:value-type="string">
            <text:p>h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.4814037236205" calcext:value-type="float">
            <text:p>13.4814037236205</text:p>
          </table:table-cell>
          <table:table-cell/>
          <table:table-cell table:style-name="ce4" office:value-type="string" calcext:value-type="string">
            <text:p>h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style-name="ce4" office:value-type="string" calcext:value-type="string">
            <text:p>bias</text:p>
          </table:table-cell>
          <table:table-cell table:style-name="ce4" office:value-type="float" office:value="14.6820900484342" calcext:value-type="float">
            <text:p>14.6820900484342</text:p>
          </table:table-cell>
          <table:table-cell table:number-columns-repeated="7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NOR</text:p>
          </table:table-cell>
          <table:table-cell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10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ounter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in MSE</text:p>
          </table:table-cell>
          <table:table-cell table:style-name="ce8" office:value-type="float" office:value="0.000001" calcext:value-type="float">
            <text:p>1.00E-06</text:p>
          </table:table-cell>
          <table:table-cell table:number-columns-repeated="10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terasi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1:15:41.247582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 </meta:initial-creator>
    <meta:creation-date>2020-03-06T07:14:09.185092757</meta:creation-date>
    <dc:date>2020-04-09T17:20:21.831352697</dc:date>
    <dc:creator>re </dc:creator>
    <meta:editing-duration>PT19H50M54S</meta:editing-duration>
    <meta:editing-cycles>30</meta:editing-cycles>
    <meta:generator>LibreOffice/6.0.7.3$Linux_X86_64 LibreOffice_project/00m0$Build-3</meta:generator>
    <meta:document-statistic meta:table-count="1" meta:cell-count="17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69cm" svg:y="0.316cm" chart:style-name="ch2">
          <text:p>Learning</text:p>
        </chart:title>
        <chart:legend svg:x="11.608cm" svg:y="7.966cm" style:legend-expansion="custom" chartooo:width="2.669cm" chartooo:height="0.598cm" style:legend-expansion-aspect-ratio="4.46321070234114" chart:style-name="ch3"/>
        <chart:plot-area chart:style-name="ch4" table:cell-range-address="Sheet1.O3:Sheet1.O52" chart:data-source-has-labels="row" svg:x="1.33cm" svg:y="1.275cm" svg:width="14.349cm" svg:height="6.57cm">
          <chartooo:coordinate-region svg:x="2.057cm" svg:y="1.474cm" svg:width="13.622cm" svg:height="5.579cm"/>
          <chart:axis chart:dimension="x" chart:name="primary-x" chart:style-name="ch5">
            <chart:title svg:x="8.354cm" svg:y="8.025cm" chart:style-name="ch6">
              <text:p>n</text:p>
            </chart:title>
          </chart:axis>
          <chart:axis chart:dimension="y" chart:name="primary-y" chart:style-name="ch5">
            <chart:title svg:x="0.451cm" svg:y="4.961cm" chart:style-name="ch7">
              <text:p>MSE</text:p>
            </chart:title>
            <chart:grid chart:style-name="ch8" chart:class="major"/>
          </chart:axis>
          <chart:series chart:style-name="ch9" chart:values-cell-range-address="Sheet1.O3:Sheet1.O52" loext:label-string="mse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O3:Sheet1.O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